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start="Arrow" draw:fill="none" draw:textarea-vertical-align="middle"/>
    </style:style>
    <style:style style:name="gr5" style:family="graphic" style:parent-style-name="objectwithoutfill">
      <style:graphic-properties draw:marker-start="" draw:marker-end="Arrow" draw:fill="none" draw:textarea-vertical-align="middle"/>
    </style:style>
    <style:style style:name="gr6" style:family="graphic" style:parent-style-name="standard">
      <style:graphic-properties draw:stroke="none" draw:fill="none" fo:min-height="0.766cm"/>
    </style:style>
    <style:style style:name="gr7" style:family="graphic" style:parent-style-name="objectwithoutfill">
      <style:graphic-properties draw:marker-end="Arrow" draw:fill="none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1" draw:id="id1" draw:layer="layout" svg:width="3.556cm" svg:height="2.794cm" svg:x="4.826cm" svg:y="6.858cm">
          <text:p text:style-name="P1">notDo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016cm" svg:x="4.57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3.556cm" svg:height="2.794cm" svg:x="14.224cm" svg:y="6.857cm">
          <text:p text:style-name="P1">isDone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016cm" svg:x="6.096cm" svg:y="11.684cm">
          <text:p text:style-name="P1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5.334cm" svg:y1="4.572cm" svg:x2="5.334cm" svg:y2="6.858cm">
          <text:p/>
        </draw:line>
        <draw:line draw:style-name="gr2" draw:text-style-name="P1" draw:layer="layout" svg:x1="8.382cm" svg:y1="6.858cm" svg:x2="14.224cm" svg:y2="6.858cm">
          <text:p/>
        </draw:line>
        <draw:frame draw:style-name="gr3" draw:text-style-name="P2" draw:layer="layout" svg:width="6.488cm" svg:height="0.806cm" svg:x="9.108cm" svg:y="5.896cm">
          <draw:text-box>
            <text:p><text:span text:style-name="T1">next()[position&gt;=itemcount]</text:span></text:p>
          </draw:text-box>
        </draw:frame>
        <draw:line draw:style-name="gr2" draw:text-style-name="P1" draw:layer="layout" svg:x1="14.224cm" svg:y1="9.651cm" svg:x2="8.382cm" svg:y2="9.652cm">
          <text:p/>
        </draw:line>
        <draw:frame draw:style-name="gr3" draw:text-style-name="P2" draw:layer="layout" svg:width="1.637cm" svg:height="0.806cm" svg:x="9.734cm" svg:y="8.69cm">
          <draw:text-box>
            <text:p><text:span text:style-name="T1">first()</text:span></text:p>
          </draw:text-box>
        </draw:frame>
        <draw:line draw:style-name="gr2" draw:text-style-name="P1" draw:layer="layout" svg:x1="16.51cm" svg:y1="9.651cm" svg:x2="7.62cm" svg:y2="12.192cm">
          <text:p/>
        </draw:line>
        <draw:frame draw:style-name="gr3" draw:text-style-name="P2" draw:layer="layout" svg:width="2.132cm" svg:height="0.806cm" svg:x="11.389cm" svg:y="11.23cm">
          <draw:text-box>
            <text:p><text:span text:style-name="T1">destroy</text:span></text:p>
          </draw:text-box>
        </draw:frame>
        <draw:frame draw:style-name="gr3" draw:text-style-name="P2" draw:layer="layout" svg:width="2.132cm" svg:height="0.806cm" svg:x="3.556cm" svg:y="10.23cm">
          <draw:text-box>
            <text:p><text:span text:style-name="T1">destroy</text:span></text:p>
          </draw:text-box>
        </draw:frame>
        <draw:line draw:style-name="gr2" draw:text-style-name="P1" draw:layer="layout" svg:x1="6.604cm" svg:y1="9.652cm" svg:x2="6.604cm" svg:y2="11.684cm">
          <text:p/>
        </draw:line>
        <draw:frame draw:style-name="gr3" draw:layer="layout" svg:width="25.936cm" svg:height="3.095cm" svg:x="1.27cm" svg:y="16.256cm">
          <draw:text-box>
            <text:p>Ich gehe davon aus dass der Iterator eine Positionszeiger hat, der auf das akuelle Element</text:p>
            <text:p>zeigt. Der Positionszeiger hat einen maximal Wert von “itemcount “und fängt mit 0 an zu </text:p>
            <text:p>Zählen.</text:p>
            <text:p/>
          </draw:text-box>
        </draw:frame>
        <draw:connector draw:style-name="gr4" draw:text-style-name="P1" draw:layer="layout" draw:type="curve" draw:line-skew="0cm -1.597cm" svg:x1="8.382cm" svg:y1="8.255cm" svg:x2="6.604cm" svg:y2="6.858cm" draw:start-shape="id1" draw:end-shape="id1" draw:end-glue-point="0" svg:d="m8382 8255c751 0 626-1748-6-2884s-1772-1660-1772 1487">
          <text:p/>
        </draw:connector>
        <draw:frame draw:style-name="gr3" draw:text-style-name="P2" draw:layer="layout" svg:width="5.607cm" svg:height="0.806cm" svg:x="6.35cm" svg:y="3.766cm">
          <draw:text-box>
            <text:p><text:span text:style-name="T1">CurrentItem(), isDone()</text:span></text:p>
          </draw:text-box>
        </draw:frame>
        <draw:connector draw:style-name="gr5" draw:text-style-name="P1" draw:layer="layout" draw:type="curve" draw:line-skew="-2.104cm" svg:x1="16.002cm" svg:y1="6.857cm" svg:x2="17.78cm" svg:y2="8.254cm" draw:start-shape="id2" draw:start-glue-point="0" draw:end-shape="id2" draw:end-glue-point="1" svg:d="m16002 6857c0-3907 1140-3256 1772-1930s757 3327 6 3327">
          <text:p/>
        </draw:connector>
        <draw:frame draw:style-name="gr3" draw:text-style-name="P2" draw:layer="layout" svg:width="5.607cm" svg:height="0.806cm" svg:x="16.002cm" svg:y="3.093cm">
          <draw:text-box>
            <text:p><text:span text:style-name="T1">CurrentItem(), isDone()</text:span></text:p>
          </draw:text-box>
        </draw:frame>
        <draw:frame draw:style-name="gr6" draw:text-style-name="P1" draw:layer="layout" svg:width="4.867cm" svg:height="1.016cm" svg:x="0.213cm" svg:y="4.826cm">
          <draw:text-box>
            <text:p text:style-name="P1">createIterator()</text:p>
          </draw:text-box>
        </draw:frame>
        <draw:path draw:style-name="gr7" draw:text-style-name="P1" draw:layer="layout" svg:width="10.525cm" svg:height="1.795cm" draw:transform="rotate (-0.221307749152881) translate (6.12734856348818cm 2.54174452490968cm)" svg:viewBox="0 0 10526 1796" svg:d="m0 1300c8394-3190 10526 496 10526 496">
          <text:p/>
        </draw:path>
        <draw:frame draw:style-name="gr6" draw:text-style-name="P1" draw:layer="layout" svg:width="4.867cm" svg:height="1.016cm" svg:x="7.833cm" svg:y="2.601cm">
          <draw:text-box>
            <text:p text:style-name="P1">createIterator()</text:p>
          </draw:text-box>
        </draw:fram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draw:custom-shape draw:style-name="gr1" draw:text-style-name="P3" draw:layer="layout" svg:width="2.54cm" svg:height="1.524cm" svg:x="11.43cm" svg:y="5.08cm">
          <text:p text:style-name="P1"><text:span text:style-name="T2">not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7cm" svg:height="1.016cm" svg:x="11.938cm" svg:y="1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2.7cm" svg:y1="2.794cm" svg:x2="12.7cm" svg:y2="5.08cm">
          <text:p/>
        </draw:line>
        <draw:frame draw:style-name="gr3" draw:text-style-name="P2" draw:layer="layout" svg:width="1.772cm" svg:height="0.806cm" svg:x="10.922cm" svg:y="6.814cm">
          <draw:text-box>
            <text:p><text:span text:style-name="T1">next()</text:span></text:p>
          </draw:text-box>
        </draw:frame>
        <draw:frame draw:style-name="gr3" draw:text-style-name="P2" draw:layer="layout" svg:width="1.637cm" svg:height="0.806cm" svg:x="19.05cm" svg:y="13.462cm">
          <draw:text-box>
            <text:p><text:span text:style-name="T1">first()</text:span></text:p>
          </draw:text-box>
        </draw:frame>
        <draw:frame draw:style-name="gr3" draw:text-style-name="P2" draw:layer="layout" svg:width="2.462cm" svg:height="0.806cm" svg:x="14.732cm" svg:y="6.052cm">
          <draw:text-box>
            <text:p><text:span text:style-name="T1">destroy()</text:span></text:p>
          </draw:text-box>
        </draw:frame>
        <draw:line draw:style-name="gr2" draw:text-style-name="P1" draw:layer="layout" svg:x1="12.7cm" svg:y1="6.604cm" svg:x2="12.7cm" svg:y2="7.62cm">
          <text:p/>
        </draw:line>
        <draw:frame draw:style-name="gr3" draw:text-style-name="P4" draw:layer="layout" svg:width="5.18cm" svg:height="0.962cm" svg:x="1.27cm" svg:y="16.256cm">
          <draw:text-box>
            <text:p><text:span text:style-name="T2">Übergangsbaum</text:span></text:p>
          </draw:text-box>
        </draw:frame>
        <draw:frame draw:style-name="gr3" draw:layer="layout" svg:width="1.031cm" svg:height="0.962cm" svg:x="1.524cm" svg:y="1.016cm">
          <draw:text-box>
            <text:p>2.</text:p>
          </draw:text-box>
        </draw:frame>
        <draw:line draw:style-name="gr2" draw:text-style-name="P1" draw:layer="layout" svg:x1="13.97cm" svg:y1="5.842cm" svg:x2="16.002cm" svg:y2="7.62cm">
          <text:p/>
        </draw:line>
        <draw:custom-shape draw:style-name="gr1" draw:text-style-name="P3" draw:layer="layout" svg:width="3.043cm" svg:height="1.27cm" svg:x="15.753cm" svg:y="7.62cm">
          <text:p text:style-name="P1"><text:span text:style-name="T2">destroye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1.27cm" svg:x="11.43cm" svg:y="7.62cm">
          <text:p text:style-name="P1">isDone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83cm" svg:x="7.629cm" svg:y="7.62cm">
          <text:p text:style-name="P1"><text:span text:style-name="T2">not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54cm" svg:height="1.283cm" svg:x="4.528cm" svg:y="7.619cm">
          <text:p text:style-name="P1"><text:span text:style-name="T2">notDone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1.43cm" svg:y1="5.842cm" svg:x2="9.144cm" svg:y2="7.619cm">
          <text:p/>
        </draw:line>
        <draw:frame draw:style-name="gr9" draw:text-style-name="P2" draw:layer="layout" svg:width="1.637cm" svg:height="0.806cm" svg:x="8.636cm" svg:y="6.096cm">
          <draw:text-box>
            <text:p><text:span text:style-name="T1">first()</text:span></text:p>
          </draw:text-box>
        </draw:frame>
        <draw:line draw:style-name="gr2" draw:text-style-name="P1" draw:layer="layout" svg:x1="11.43cm" svg:y1="5.08cm" svg:x2="5.588cm" svg:y2="7.619cm">
          <text:p/>
        </draw:line>
        <draw:frame draw:style-name="gr3" draw:text-style-name="P2" draw:layer="layout" svg:width="3.453cm" svg:height="0.806cm" svg:x="5.437cm" svg:y="9.398cm">
          <draw:text-box>
            <text:p><text:span text:style-name="T1">CurrentItem()</text:span></text:p>
          </draw:text-box>
        </draw:frame>
        <draw:line draw:style-name="gr2" draw:text-style-name="P1" draw:layer="layout" svg:x1="14.224cm" svg:y1="8.89cm" svg:x2="11.938cm" svg:y2="10.414cm">
          <text:p/>
        </draw:line>
        <draw:line draw:style-name="gr2" draw:text-style-name="P1" draw:layer="layout" svg:x1="11.684cm" svg:y1="8.89cm" svg:x2="7.874cm" svg:y2="10.414cm">
          <text:p/>
        </draw:line>
        <draw:frame draw:style-name="gr9" draw:text-style-name="P2" draw:layer="layout" svg:width="1.637cm" svg:height="0.806cm" svg:x="11.317cm" svg:y="9.354cm">
          <draw:text-box>
            <text:p><text:span text:style-name="T1">first()</text:span></text:p>
          </draw:text-box>
        </draw:frame>
        <draw:custom-shape draw:style-name="gr1" draw:text-style-name="P3" draw:layer="layout" svg:width="2.54cm" svg:height="1.27cm" svg:x="11.43cm" svg:y="10.414cm">
          <text:p text:style-name="P1"><text:span text:style-name="T2">notDon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94cm" svg:height="1.27cm" svg:x="5.588cm" svg:y="10.414cm">
          <text:p text:style-name="P1">isDone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453cm" svg:height="0.806cm" svg:x="4.572cm" svg:y="6.052cm">
          <draw:text-box>
            <text:p><text:span text:style-name="T1">CurrentItem()</text:span></text:p>
          </draw:text-box>
        </draw:frame>
        <draw:frame draw:style-name="gr3" draw:text-style-name="P2" draw:layer="layout" svg:width="2.462cm" svg:height="0.806cm" svg:x="14.731cm" svg:y="9.051cm">
          <draw:text-box>
            <text:p><text:span text:style-name="T1">destroy()</text:span></text:p>
          </draw:text-box>
        </draw:frame>
        <draw:line draw:style-name="gr2" draw:text-style-name="P1" draw:layer="layout" svg:x1="13.969cm" svg:y1="8.841cm" svg:x2="16.001cm" svg:y2="10.619cm">
          <text:p/>
        </draw:line>
        <draw:custom-shape draw:style-name="gr1" draw:text-style-name="P3" draw:layer="layout" svg:width="3.043cm" svg:height="1.27cm" svg:x="15.752cm" svg:y="10.619cm">
          <text:p text:style-name="P1"><text:span text:style-name="T2">destroyed</text:span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4.867cm" svg:height="1.016cm" svg:x="12.7cm" svg:y="3.302cm">
          <draw:text-box>
            <text:p text:style-name="P1">createIterator()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30T17:36:21</meta:creation-date>
    <dc:date>2012-08-31T02:10:57</dc:date>
    <meta:editing-duration>PT25M48S</meta:editing-duration>
    <meta:editing-cycles>15</meta:editing-cycles>
    <meta:generator>LibreOffice/3.5$Linux_X86_64 LibreOffice_project/350m1$Build-2</meta:generator>
    <meta:document-statistic meta:object-count="74"/>
  </office:meta>
</office:document-meta>
</file>